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Object 23/settings.xml" manifest:media-type="text/xml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layout-cache" manifest:media-type="application/binary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9/settings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30/settings.xml" manifest:media-type="text/xml"/>
  <manifest:file-entry manifest:full-path="Object 30/content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styles.xml" manifest:media-type="text/xml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8.969cm" fo:margin-left="4.165cm" fo:margin-right="3.866cm" table:align="margins"/>
    </style:style>
    <style:style style:name="Таблица1.A" style:family="table-column">
      <style:table-column-properties style:column-width="5.398cm" style:rel-column-width="39436*"/>
    </style:style>
    <style:style style:name="Таблица1.B" style:family="table-column">
      <style:table-column-properties style:column-width="3.572cm" style:rel-column-width="26099*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 style:list-style-name="L3">
      <style:text-properties fo:color="#ff0000" style:font-name="Liberation Serif" fo:language="ru" fo:country="RU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15pt" style:text-underline-style="solid" style:text-underline-width="auto" style:text-underline-color="font-color" fo:font-weight="bold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Liberation Serif" fo:font-size="11pt" style:font-size-asian="13.1999998092651pt" style:font-size-complex="13.1999998092651pt"/>
    </style:style>
    <style:style style:name="P6" style:family="paragraph" style:parent-style-name="Standard" style:list-style-name="L1">
      <style:text-properties style:font-name="Liberation Serif" fo:font-size="11pt" style:font-size-asian="13.1999998092651pt" style:font-size-complex="13.1999998092651pt"/>
    </style:style>
    <style:style style:name="P7" style:family="paragraph" style:parent-style-name="Standard" style:list-style-name="L1">
      <style:paragraph-properties fo:line-height="100%"/>
      <style:text-properties style:font-name="Liberation Serif" fo:font-size="11pt" fo:font-weight="bold" style:font-size-asian="13.1999998092651pt" style:font-weight-asian="bold" style:font-size-complex="13.1999998092651pt" style:font-weight-complex="bold"/>
    </style:style>
    <style:style style:name="P8" style:family="paragraph" style:parent-style-name="Standard" style:list-style-name="L1">
      <style:text-properties style:font-name="Liberation Serif" fo:font-size="11pt" style:text-underline-style="solid" style:text-underline-width="auto" style:text-underline-color="font-color" style:font-size-asian="13.1999998092651pt" style:font-size-complex="13.1999998092651pt"/>
    </style:style>
    <style:style style:name="P9" style:family="paragraph" style:parent-style-name="Standard" style:list-style-name="L1">
      <style:text-properties style:font-name="Liberation Serif" fo:font-size="11pt" fo:language="ru" fo:country="RU" style:text-underline-style="solid" style:text-underline-width="auto" style:text-underline-color="font-color" style:font-size-asian="13.1999998092651pt" style:font-size-complex="13.1999998092651pt"/>
    </style:style>
    <style:style style:name="P10" style:family="paragraph" style:parent-style-name="Standard">
      <style:text-properties style:font-name="Liberation Serif" fo:font-size="11pt" fo:language="ru" fo:country="RU" style:font-size-asian="13.1999998092651pt" style:font-size-complex="13.1999998092651pt"/>
    </style:style>
    <style:style style:name="P11" style:family="paragraph" style:parent-style-name="Standard" style:list-style-name="L1">
      <style:text-properties style:font-name="Liberation Serif" fo:font-size="11pt" fo:language="ru" fo:country="RU" style:font-size-asian="13.1999998092651pt" style:font-size-complex="13.1999998092651pt"/>
    </style:style>
    <style:style style:name="P12" style:family="paragraph" style:parent-style-name="Standard" style:list-style-name="L1">
      <style:text-properties style:font-name="Liberation Serif" fo:font-size="11pt" fo:language="ru" fo:country="RU" fo:font-weight="bold" style:font-size-asian="13.1999998092651pt" style:font-weight-asian="bold" style:font-size-complex="13.1999998092651pt" style:font-weight-complex="bold"/>
    </style:style>
    <style:style style:name="P13" style:family="paragraph" style:parent-style-name="Standard" style:list-style-name="L1">
      <style:text-properties style:font-name="Liberation Serif" fo:font-size="11pt" fo:language="ru" fo:country="RU" style:text-underline-style="none" style:font-size-asian="13.1999998092651pt" style:font-size-complex="13.1999998092651pt"/>
    </style:style>
    <style:style style:name="P14" style:family="paragraph" style:parent-style-name="Standard">
      <style:text-properties style:font-name="Liberation Serif" fo:font-size="11pt" fo:language="ru" fo:country="RU" fo:font-style="normal" fo:font-weight="bold" style:font-size-asian="13.1999998092651pt" style:font-style-asian="normal" style:font-weight-asian="bold" style:font-size-complex="13.1999998092651pt" style:font-style-complex="normal" style:font-weight-complex="bold"/>
    </style:style>
    <style:style style:name="P15" style:family="paragraph" style:parent-style-name="Standard" style:list-style-name="L1">
      <style:text-properties style:font-name="Liberation Serif" fo:font-size="11pt" fo:language="en" fo:country="US" style:font-size-asian="13.1999998092651pt" style:font-size-complex="13.1999998092651pt"/>
    </style:style>
    <style:style style:name="P16" style:family="paragraph" style:parent-style-name="Standard" style:list-style-name="L1">
      <style:text-properties style:font-name="Liberation Serif"/>
    </style:style>
    <style:style style:name="P17" style:family="paragraph" style:parent-style-name="Standard" style:list-style-name="L1">
      <style:text-properties style:font-name="Liberation Serif" fo:language="ru" fo:country="RU" fo:font-weight="bold" style:font-weight-asian="bold" style:font-weight-complex="bold"/>
    </style:style>
    <style:style style:name="P18" style:family="paragraph" style:parent-style-name="Standard" style:list-style-name="L3">
      <style:text-properties style:font-name="Liberation Serif" fo:language="ru" fo:country="RU" fo:font-weight="bold" style:font-weight-asian="bold" style:font-weight-complex="bold"/>
    </style:style>
    <style:style style:name="P19" style:family="paragraph" style:parent-style-name="Standard" style:list-style-name="L3">
      <style:text-properties style:font-name="Liberation Serif" fo:language="ru" fo:country="RU"/>
    </style:style>
    <style:style style:name="P20" style:family="paragraph" style:parent-style-name="Standard" style:list-style-name="L3">
      <style:text-properties style:font-name="Liberation Serif" fo:language="ru" fo:country="RU" style:text-underline-style="solid" style:text-underline-width="auto" style:text-underline-color="font-color"/>
    </style:style>
    <style:style style:name="P21" style:family="paragraph" style:parent-style-name="Standard" style:list-style-name="L2">
      <style:text-properties style:font-name="Liberation Serif" style:text-underline-style="none" fo:font-weight="bold" style:font-weight-asian="bold" style:font-weight-complex="bold"/>
    </style:style>
    <style:style style:name="P22" style:family="paragraph" style:parent-style-name="Standard" style:list-style-name="L3">
      <style:text-properties style:font-name="Liberation Serif"/>
    </style:style>
    <style:style style:name="P23" style:family="paragraph" style:parent-style-name="Standard" style:list-style-name="L3">
      <style:text-properties style:font-name="Liberation Serif" fo:font-size="7pt" style:font-size-asian="8.39999961853027pt" style:font-size-complex="8.39999961853027pt"/>
    </style:style>
    <style:style style:name="P24" style:family="paragraph" style:parent-style-name="Standard" style:list-style-name="L3">
      <style:text-properties style:font-name="Liberation Serif" fo:font-size="7pt" fo:language="ru" fo:country="RU" style:font-size-asian="8.39999961853027pt" style:font-size-complex="8.39999961853027pt"/>
    </style:style>
    <style:style style:name="P25" style:family="paragraph" style:parent-style-name="Standard" style:list-style-name="L3">
      <style:text-properties style:font-name="Liberation Serif" fo:font-weight="bold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"/>
    </style:style>
    <style:style style:name="P27" style:family="paragraph" style:parent-style-name="Table_20_Contents">
      <style:paragraph-properties fo:text-align="start" style:justify-single-word="false"/>
      <style:text-properties style:font-name="Liberation Serif" fo:language="ru" fo:country="RU"/>
    </style:style>
    <style:style style:name="T1" style:family="text">
      <style:text-properties style:font-name="Courier New" fo:font-size="11pt" style:font-size-asian="13.1999998092651pt" style:font-size-complex="13.1999998092651pt"/>
    </style:style>
    <style:style style:name="T2" style:family="text">
      <style:text-properties style:font-name="Courier New" fo:font-size="11pt" fo:language="ru" fo:country="RU" style:font-size-asian="13.1999998092651pt" style:font-size-complex="13.1999998092651pt"/>
    </style:style>
    <style:style style:name="T3" style:family="text">
      <style:text-properties style:font-name="Courier New" fo:font-size="11pt" fo:language="en" fo:country="US" style:font-size-asian="13.1999998092651pt" style:font-size-complex="13.1999998092651pt"/>
    </style:style>
    <style:style style:name="T4" style:family="text">
      <style:text-properties fo:language="en" fo:country="US"/>
    </style:style>
    <style:style style:name="T5" style:family="text">
      <style:text-properties style:text-position="sub 58%" style:font-name="Courier New" fo:font-size="11pt" fo:language="en" fo:country="US" style:font-size-asian="13.1999998092651pt" style:font-size-complex="13.1999998092651pt"/>
    </style:style>
    <style:style style:name="T6" style:family="text">
      <style:text-properties style:text-position="sub 58%" fo:font-size="11pt" fo:language="en" fo:country="US" style:font-size-asian="13.1999998092651pt" style:font-size-complex="13.1999998092651pt"/>
    </style:style>
    <style:style style:name="T7" style:family="text">
      <style:text-properties style:font-name-asian="Arial2" style:font-name-complex="Arial2"/>
    </style:style>
    <style:style style:name="T8" style:family="text">
      <style:text-properties style:font-name-asian="SimSun" style:font-name-complex="Mangal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fo:font-size="11pt" fo:language="ru" fo:country="RU" style:font-size-asian="13.1999998092651pt" style:font-size-complex="13.1999998092651pt"/>
    </style:style>
    <style:style style:name="T11" style:family="text">
      <style:text-properties fo:font-size="11pt" fo:language="en" fo:country="US" style:font-size-asian="13.1999998092651pt" style:font-size-complex="13.1999998092651pt"/>
    </style:style>
    <style:style style:name="T12" style:family="text">
      <style:text-properties fo:font-size="11pt" style:font-size-asian="13.1999998092651pt" style:font-size-complex="13.1999998092651pt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Оксиды</text:p>
      <text:p text:style-name="P4">Получение оксидов</text:p>
      <text:p text:style-name="P5"/>
      <text:list xml:id="list1531798761" text:style-name="L1">
        <text:list-item>
          <text:p text:style-name="P7">Горение в кислороде</text:p>
          <text:list>
            <text:list-item>
              <text:p text:style-name="P8">Простых веществ</text:p>
              <text:p text:style-name="P6"><draw:frame draw:style-name="fr1" draw:name="Объект1" text:anchor-type="as-char" svg:width="3.08cm" svg:height="3.284cm" draw:z-index="0"><draw:object xlink:href="./Object 1" xlink:type="simple" xlink:show="embed" xlink:actuate="onLoad"/><draw:image xlink:href="./ObjectReplacements/Object 1" xlink:type="simple" xlink:show="embed" xlink:actuate="onLoad"/></draw:frame></text:p>
            </text:list-item>
            <text:list-item>
              <text:p text:style-name="P8">Доокисление оксидов в невысшей СТОК элементов</text:p>
              <text:p text:style-name="P6"><draw:frame draw:style-name="fr1" draw:name="Объект2" text:anchor-type="as-char" svg:width="3.353cm" svg:height="2.566cm" draw:z-index="1"><draw:object xlink:href="./Object 2" xlink:type="simple" xlink:show="embed" xlink:actuate="onLoad"/><draw:image xlink:href="./ObjectReplacements/Object 2" xlink:type="simple" xlink:show="embed" xlink:actuate="onLoad"/></draw:frame></text:p>
            </text:list-item>
            <text:list-item>
              <text:p text:style-name="P9">Горение сложных веществ</text:p>
              <text:p text:style-name="P11"><draw:frame draw:style-name="fr1" draw:name="Объект3" text:anchor-type="as-char" svg:width="5.248cm" svg:height="3.242cm" draw:z-index="2"><draw:object xlink:href="./Object 3" xlink:type="simple" xlink:show="embed" xlink:actuate="onLoad"/><draw:image xlink:href="./ObjectReplacements/Object 3" xlink:type="simple" xlink:show="embed" xlink:actuate="onLoad"/></draw:frame></text:p>
              <text:p text:style-name="P11">Хорошо горят водородные соединения и сульфиды</text:p>
            </text:list-item>
          </text:list>
          <text:p text:style-name="P11"/>
        </text:list-item>
        <text:list-item>
          <text:p text:style-name="P12">Разложение сложных веществ</text:p>
          <text:list>
            <text:list-item>
              <text:p text:style-name="P9">Нерастворимых оснований и амфотерных гидроксидов</text:p>
              <text:p text:style-name="P11"><draw:frame draw:style-name="fr1" draw:name="Объект4" text:anchor-type="as-char" svg:width="5.156cm" svg:height="1.332cm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9">Разложение неустойчивых кислот</text:p>
              <text:p text:style-name="P11"><draw:frame draw:style-name="fr1" draw:name="Объект5" text:anchor-type="as-char" svg:width="5.606cm" svg:height="2.713cm" draw:z-index="4"><draw:object xlink:href="./Object 5" xlink:type="simple" xlink:show="embed" xlink:actuate="onLoad"/><draw:image xlink:href="./ObjectReplacements/Object 5" xlink:type="simple" xlink:show="embed" xlink:actuate="onLoad"/></draw:frame></text:p>
            </text:list-item>
            <text:list-item>
              <text:p text:style-name="P13">Разложение солей</text:p>
              <text:list>
                <text:list-item>
                  <text:p text:style-name="P16"><text:span text:style-name="T10">Соли с кислотным остатком </text:span><text:span text:style-name="T10"><draw:frame draw:style-name="fr1" draw:name="Объект6" text:anchor-type="as-char" svg:width="4.491cm" svg:height="0.529cm" draw:z-index="5"><draw:object xlink:href="./Object 6" xlink:type="simple" xlink:show="embed" xlink:actuate="onLoad"/><draw:image xlink:href="./ObjectReplacements/Object 6" xlink:type="simple" xlink:show="embed" xlink:actuate="onLoad"/></draw:frame></text:span><text:span text:style-name="T11">, </text:span><text:span text:style-name="T10">если Ме не в </text:span><text:span text:style-name="T11">I</text:span><text:span text:style-name="T6">A</text:span><text:span text:style-name="T11"> </text:span><text:span text:style-name="T10">ниже </text:span><text:span text:style-name="T11">Li </text:span></text:p>
                  <text:p text:style-name="P15"><draw:frame draw:style-name="fr1" draw:name="Объект7" text:anchor-type="as-char" svg:width="4.214cm" svg:height="2.115cm" draw:z-index="6"><draw:object xlink:href="./Object 7" xlink:type="simple" xlink:show="embed" xlink:actuate="onLoad"/><draw:image xlink:href="./ObjectReplacements/Object 7" xlink:type="simple" xlink:show="embed" xlink:actuate="onLoad"/></draw:frame></text:p>
                </text:list-item>
                <text:list-item>
                  <text:p text:style-name="P11">Нитраты разлагаются по отдельной схеме</text:p>
                  <text:p text:style-name="P17"><text:span text:style-name="T12"><draw:frame draw:style-name="fr1" draw:name="Объект11" text:anchor-type="as-char" svg:width="1.499cm" svg:height="0.531cm" draw:z-index="10"><draw:object xlink:href="./Object 11" xlink:type="simple" xlink:show="embed" xlink:actuate="onLoad"/><draw:image xlink:href="./ObjectReplacements/Object 11" xlink:type="simple" xlink:show="embed" xlink:actuate="onLoad"/><svg:desc>формула</svg:desc></draw:frame></text:span><text:span text:style-name="T12">:</text:span></text:p>
                </text:list-item>
              </text:list>
            </text:list-item>
          </text:list>
        </text:list-item>
      </text:list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26">Ме - щелочь ниже <text:span text:style-name="T4">Li</text:span></text:p>
          </table:table-cell>
          <table:table-cell table:style-name="Таблица1.B1" office:value-type="string">
            <text:p text:style-name="P26"><text:span text:style-name="T7">→</text:span><text:span text:style-name="T8"><draw:frame draw:style-name="fr1" draw:name="Объект8" text:anchor-type="as-char" svg:width="2.312cm" svg:height="0.529cm" draw:z-index="7"><draw:object xlink:href="./Object 8" xlink:type="simple" xlink:show="embed" xlink:actuate="onLoad"/><draw:image xlink:href="./ObjectReplacements/Object 8" xlink:type="simple" xlink:show="embed" xlink:actuate="onLoad"/></draw:frame></text:span></text:p>
          </table:table-cell>
        </table:table-row>
        <table:table-row>
          <table:table-cell table:style-name="Таблица1.A2" office:value-type="string">
            <text:p text:style-name="P27">За <text:span text:style-name="T4">Cu </text:span>в ряду стандартных электронных потенциалов</text:p>
          </table:table-cell>
          <table:table-cell table:style-name="Таблица1.B2" office:value-type="string">
            <text:p text:style-name="P26"><text:span text:style-name="T7">→</text:span><text:span text:style-name="T8"><draw:frame draw:style-name="fr1" draw:name="Объект9" text:anchor-type="as-char" svg:width="2.718cm" svg:height="0.531cm" draw:z-index="8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/text:p>
          </table:table-cell>
        </table:table-row>
        <table:table-row>
          <table:table-cell table:style-name="Таблица1.A2" office:value-type="string">
            <text:p text:style-name="P26">Остальные</text:p>
          </table:table-cell>
          <table:table-cell table:style-name="Таблица1.B2" office:value-type="string">
            <text:p text:style-name="P26"><text:span text:style-name="T7">→</text:span><text:span text:style-name="T8"><draw:frame draw:style-name="fr1" draw:name="Объект10" text:anchor-type="as-char" svg:width="2.718cm" svg:height="0.531cm" draw:z-index="9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/text:p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4"><text:soft-page-break/>Химические свойства оксидов</text:p>
      <text:p text:style-name="P10"/>
      <text:list xml:id="list3463456725" text:style-name="L2">
        <text:list-item>
          <text:p text:style-name="P21">Основные оксиды</text:p>
        </text:list-item>
      </text:list>
      <text:list xml:id="list57874719" text:style-name="L3">
        <text:list-item>
          <text:list>
            <text:list-header>
              <text:p text:style-name="P22"/>
            </text:list-header>
            <text:list-item>
              <text:p text:style-name="P22"><draw:frame draw:style-name="fr1" draw:name="Объект13" text:anchor-type="as-char" svg:width="5.562cm" svg:height="0.746cm" draw:z-index="12"><draw:object xlink:href="./Object 13" xlink:type="simple" xlink:show="embed" xlink:actuate="onLoad"/><draw:image xlink:href="./ObjectReplacements/Object 13" xlink:type="simple" xlink:show="embed" xlink:actuate="onLoad"/></draw:frame></text:p>
              <text:p text:style-name="P22"><draw:frame draw:style-name="fr1" draw:name="Объект12" text:anchor-type="as-char" svg:width="4.366cm" svg:height="0.529cm" draw:z-index="11"><draw:object xlink:href="./Object 12" xlink:type="simple" xlink:show="embed" xlink:actuate="onLoad"/><draw:image xlink:href="./ObjectReplacements/Object 12" xlink:type="simple" xlink:show="embed" xlink:actuate="onLoad"/></draw:frame></text:p>
              <text:p text:style-name="P23"/>
            </text:list-item>
            <text:list-item>
              <text:p text:style-name="P22"><draw:frame draw:style-name="fr1" draw:name="Объект14" text:anchor-type="as-char" svg:width="4.63cm" svg:height="0.783cm" draw:z-index="13"><draw:object xlink:href="./Object 14" xlink:type="simple" xlink:show="embed" xlink:actuate="onLoad"/><draw:image xlink:href="./ObjectReplacements/Object 14" xlink:type="simple" xlink:show="embed" xlink:actuate="onLoad"/></draw:frame></text:p>
              <text:p text:style-name="P22"><draw:frame draw:style-name="fr1" draw:name="Объект15" text:anchor-type="as-char" svg:width="3.849cm" svg:height="0.529cm" draw:z-index="14"><draw:object xlink:href="./Object 15" xlink:type="simple" xlink:show="embed" xlink:actuate="onLoad"/><draw:image xlink:href="./ObjectReplacements/Object 15" xlink:type="simple" xlink:show="embed" xlink:actuate="onLoad"/></draw:frame></text:p>
              <text:p text:style-name="P23"/>
            </text:list-item>
            <text:list-item>
              <text:p text:style-name="P22"><draw:frame draw:style-name="fr1" draw:name="Объект16" text:anchor-type="as-char" svg:width="2.963cm" svg:height="0.467cm" draw:z-index="15"><draw:object xlink:href="./Object 16" xlink:type="simple" xlink:show="embed" xlink:actuate="onLoad"/><draw:image xlink:href="./ObjectReplacements/Object 16" xlink:type="simple" xlink:show="embed" xlink:actuate="onLoad"/></draw:frame></text:p>
              <text:p text:style-name="P22"><draw:frame draw:style-name="fr1" draw:name="Объект18" text:anchor-type="as-char" svg:width="5.145cm" svg:height="1.141cm" draw:z-index="17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23"/>
            </text:list-item>
            <text:list-item>
              <text:p text:style-name="P19">Из основных оксидов можно восстанивить некоторые Ме</text:p>
              <text:p text:style-name="P19"><draw:frame draw:style-name="fr1" draw:name="Объект17" text:anchor-type="as-char" svg:width="4.089cm" svg:height="0.529cm" draw:z-index="16"><draw:object xlink:href="./Object 17" xlink:type="simple" xlink:show="embed" xlink:actuate="onLoad"/><draw:image xlink:href="./ObjectReplacements/Object 17" xlink:type="simple" xlink:show="embed" xlink:actuate="onLoad"/></draw:frame></text:p>
            </text:list-item>
          </text:list>
        </text:list-item>
      </text:list>
      <text:p text:style-name="P2"/>
      <text:list xml:id="list200202883389163" text:continue-numbering="true" text:style-name="L3">
        <text:list-item>
          <text:p text:style-name="P25">Кислотные оксиды</text:p>
          <text:p text:style-name="P22"/>
          <text:list>
            <text:list-item>
              <text:p text:style-name="P19"><draw:frame draw:style-name="fr1" draw:name="Объект19" text:anchor-type="as-char" svg:width="5.119cm" svg:height="0.714cm" draw:z-index="18"><draw:object xlink:href="./Object 19" xlink:type="simple" xlink:show="embed" xlink:actuate="onLoad"/><draw:image xlink:href="./ObjectReplacements/Object 19" xlink:type="simple" xlink:show="embed" xlink:actuate="onLoad"/></draw:frame></text:p>
              <text:p text:style-name="P19"><draw:frame draw:style-name="fr1" draw:name="Объект20" text:anchor-type="as-char" svg:width="4.417cm" svg:height="1.632cm" draw:z-index="19"><draw:object xlink:href="./Object 20" xlink:type="simple" xlink:show="embed" xlink:actuate="onLoad"/><draw:image xlink:href="./ObjectReplacements/Object 20" xlink:type="simple" xlink:show="embed" xlink:actuate="onLoad"/></draw:frame></text:p>
              <text:p text:style-name="P24"/>
            </text:list-item>
            <text:list-item>
              <text:p text:style-name="P19"><draw:frame draw:style-name="fr1" draw:name="Объект21" text:anchor-type="as-char" svg:width="4.831cm" svg:height="0.714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/text:p>
              <text:p text:style-name="P19"><draw:frame draw:style-name="fr1" draw:name="Объект22" text:anchor-type="as-char" svg:width="4.145cm" svg:height="0.529cm" draw:z-index="21"><draw:object xlink:href="./Object 22" xlink:type="simple" xlink:show="embed" xlink:actuate="onLoad"/><draw:image xlink:href="./ObjectReplacements/Object 22" xlink:type="simple" xlink:show="embed" xlink:actuate="onLoad"/></draw:frame></text:p>
              <text:p text:style-name="P24"/>
            </text:list-item>
            <text:list-item>
              <text:p text:style-name="P19"><draw:frame draw:style-name="fr1" draw:name="Объект23" text:anchor-type="as-char" svg:width="4.002cm" svg:height="0.714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</text:p>
              <text:p text:style-name="P19"><draw:frame draw:style-name="fr1" draw:name="Объект24" text:anchor-type="as-char" svg:width="6.629cm" svg:height="1.141cm" draw:z-index="23"><draw:object xlink:href="./Object 24" xlink:type="simple" xlink:show="embed" xlink:actuate="onLoad"/><draw:image xlink:href="./ObjectReplacements/Object 24" xlink:type="simple" xlink:show="embed" xlink:actuate="onLoad"/></draw:frame></text:p>
              <text:p text:style-name="P24"/>
            </text:list-item>
            <text:list-item>
              <text:p text:style-name="P19">Менее летучие кислотные оксиды способны вытеснить более летучие оксиды из солей при сплавлении.</text:p>
              <text:list>
                <text:list-header>
                  <text:p text:style-name="P1">Важная информация!!</text:p>
                </text:list-header>
              </text:list>
            </text:list-item>
          </text:list>
          <text:p text:style-name="P22"><text:tab/><text:tab/><text:span text:style-name="T9">Малолетучие кислотные оксиды - </text:span><text:span text:style-name="T9"><draw:frame draw:style-name="fr1" draw:name="Объект25" text:anchor-type="as-char" svg:width="2.177cm" svg:height="0.529cm" draw:z-index="2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    <text:list>
            <text:list-item>
              <text:list>
                <text:list-item>
                  <text:list>
                    <text:list-item>
                      <text:list>
                        <text:list-header>
                          <text:p text:style-name="P20">Летучие кислотные оксиды газы - <draw:frame draw:style-name="fr1" draw:name="Объект26" text:anchor-type="as-char" svg:width="1.854cm" svg:height="0.531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                  </text:list-header>
                      </text:list>
                    </text:list-item>
                  </text:list>
                </text:list-item>
              </text:list>
              <text:p text:style-name="P19"><draw:frame draw:style-name="fr1" draw:name="Объект27" text:anchor-type="as-char" svg:width="7.377cm" svg:height="1.332cm" draw:z-index="26"><draw:object xlink:href="./Object 27" xlink:type="simple" xlink:show="embed" xlink:actuate="onLoad"/><draw:image xlink:href="./ObjectReplacements/Object 27" xlink:type="simple" xlink:show="embed" xlink:actuate="onLoad"/></draw:frame></text:p>
              <text:p text:style-name="P19"/>
              <text:p text:style-name="P19">Если в составе соли есть активный Ме, то роль нелетучего кислотного оксида может играть амфотерный оксид.</text:p>
              <text:p text:style-name="P19"><draw:frame draw:style-name="fr1" draw:name="Объект28" text:anchor-type="as-char" svg:width="5.967cm" svg:height="1.164cm" draw:z-index="27"><draw:object xlink:href="./Object 28" xlink:type="simple" xlink:show="embed" xlink:actuate="onLoad"/><draw:image xlink:href="./ObjectReplacements/Object 28" xlink:type="simple" xlink:show="embed" xlink:actuate="onLoad"/></draw:frame></text:p>
              <text:p text:style-name="P19"/>
            </text:list-item>
          </text:list>
        </text:list-item>
        <text:list-item>
          <text:p text:style-name="P18">Амфотерные оксиды</text:p>
          <text:p text:style-name="P19"/>
          <text:list>
            <text:list-item>
              <text:p text:style-name="P19"><draw:frame draw:style-name="fr1" draw:name="Объект29" text:anchor-type="as-char" svg:width="3.113cm" svg:height="0.746cm" draw:z-index="28"><draw:object xlink:href="./Object 29" xlink:type="simple" xlink:show="embed" xlink:actuate="onLoad"/><draw:image xlink:href="./ObjectReplacements/Object 29" xlink:type="simple" xlink:show="embed" xlink:actuate="onLoad"/></draw:frame></text:p>
              <text:p text:style-name="P19"><draw:frame draw:style-name="fr1" draw:name="Объект30" text:anchor-type="as-char" svg:width="3.029cm" svg:height="0.531cm" draw:z-index="29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        <text:p text:style-name="P24"/>
            </text:list-item>
            <text:list-item>
              <text:p text:style-name="P19">Как основные оксиды</text:p>
              <text:p text:style-name="P19"><draw:frame draw:style-name="fr1" draw:name="Объект31" text:anchor-type="as-char" svg:width="5.329cm" svg:height="1.081cm" draw:z-index="30"><draw:object xlink:href="./Object 31" xlink:type="simple" xlink:show="embed" xlink:actuate="onLoad"/><draw:image xlink:href="./ObjectReplacements/Object 31" xlink:type="simple" xlink:show="embed" xlink:actuate="onLoad"/></draw:frame></text:p>
            </text:list-item>
            <text:list-item>
              <text:p text:style-name="P19">Как кислотные оксиды</text:p>
              <text:p text:style-name="P19"><draw:frame draw:style-name="fr1" draw:name="Объект32" text:anchor-type="as-char" svg:width="6.301cm" svg:height="1.882cm" draw:z-index="31"><draw:object xlink:href="./Object 32" xlink:type="simple" xlink:show="embed" xlink:actuate="onLoad"/><draw:image xlink:href="./ObjectReplacements/Object 32" xlink:type="simple" xlink:show="embed" xlink:actuate="onLoad"/></draw:frame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ngal1" svg:font-family="Mangal"/>
    <style:font-face style:name="Arial2" svg:font-family="Arial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4cm" fo:margin-bottom="0.706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3T23:38:38.69</meta:creation-date>
    <dc:date>2018-12-18T20:02:02.621180604</dc:date>
    <meta:editing-duration>P7DT1H41M51S</meta:editing-duration>
    <meta:editing-cycles>4</meta:editing-cycles>
    <meta:generator>LibreOffice/6.0.6.2$Linux_X86_64 LibreOffice_project/00m0$Build-2</meta:generator>
    <meta:print-date>2016-03-27T16:08:37.09</meta:print-date>
    <meta:document-statistic meta:table-count="1" meta:image-count="0" meta:object-count="32" meta:page-count="2" meta:paragraph-count="57" meta:word-count="156" meta:character-count="961" meta:non-whitespace-character-count="856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i>С</mi>
              <mo stretchy="false">+</mo>
              <msub>
                <mi>O</mi>
                <mn>2</mn>
              </msub>
            </mrow>
            <mo stretchy="false">→</mo>
            <mi mathvariant="italic">CO</mi>
          </mrow>
        </mtd>
      </mtr>
      <mtr>
        <mtd>
          <mrow>
            <mi/>
            <mo stretchy="false">→</mo>
            <msub>
              <mi mathvariant="italic">CO</mi>
              <mn>2</mn>
            </msub>
          </mrow>
        </mtd>
      </mtr>
      <mtr>
        <mtd>
          <mrow>
            <mrow>
              <mi>S</mi>
              <mo stretchy="false">+</mo>
              <msub>
                <mi>O</mi>
                <mn>2</mn>
              </msub>
            </mrow>
            <mo stretchy="false">→</mo>
            <msub>
              <mi mathvariant="italic">SO</mi>
              <mn>2</mn>
            </msub>
          </mrow>
        </mtd>
      </mtr>
      <mtr>
        <mtd>
          <mrow>
            <mrow>
              <mi mathvariant="italic">Fe</mi>
              <mo stretchy="false">+</mo>
              <msub>
                <mi>O</mi>
                <mn>2</mn>
              </msub>
            </mrow>
            <mo stretchy="false">→</mo>
            <msub>
              <mi mathvariant="italic">Fe</mi>
              <mn>3</mn>
            </msub>
            <msub>
              <mi>O</mi>
              <mn>4</mn>
            </msub>
          </mrow>
        </mtd>
      </mtr>
      <mtr>
        <mtd>
          <mrow>
            <mrow>
              <mi>P</mi>
              <mo stretchy="false">+</mo>
              <msub>
                <mi>O</mi>
                <mn>2</mn>
              </msub>
            </mrow>
            <mo stretchy="false">→</mo>
            <msub>
              <mi>P</mi>
              <mn>2</mn>
            </msub>
            <msub>
              <mi>O</mi>
              <mn>3</mn>
            </msub>
          </mrow>
        </mtd>
      </mtr>
      <mtr>
        <mtd>
          <mrow>
            <mi/>
            <mo stretchy="false">→</mo>
            <msub>
              <mi>P</mi>
              <mn>2</mn>
            </msub>
            <msub>
              <mi>O</mi>
              <mn>5</mn>
            </msub>
          </mrow>
        </mtd>
      </mtr>
    </mtable>
    <annotation encoding="StarMath 5.0">С+O_2 rightarrow CO NEWLINE
~~~~~~~rightarrow CO_2 NEWLINE
S+O_2 rightarrow SO_2 NEWLINE
Fe + O_2 rightarrow Fe_3 O_4 NEWLINE
P+O_2 rightarrow P_2 O_3 NEWLINE
~~~~~~~rightarrow P_2 O_5 </annotation>
  </semantics>
</math>
</file>

<file path=Object 10/content.xml><?xml version="1.0" encoding="utf-8"?>
<math xmlns="http://www.w3.org/1998/Math/MathML">
  <semantics>
    <mrow>
      <mi mathvariant="italic">MeO</mi>
      <mrow>
        <msub>
          <mi mathvariant="italic">NO</mi>
          <mn>2</mn>
        </msub>
        <mo stretchy="false">+</mo>
        <msub>
          <mi>O</mi>
          <mn>2</mn>
        </msub>
      </mrow>
    </mrow>
    <annotation encoding="StarMath 5.0">MeO NO_2 +O_2</annotation>
  </semantics>
</math>
</file>

<file path=Object 11/content.xml><?xml version="1.0" encoding="utf-8"?>
<math xmlns="http://www.w3.org/1998/Math/MathML">
  <semantics>
    <msub>
      <mi mathvariant="italic">MeNO</mi>
      <mn>3</mn>
    </msub>
    <annotation encoding="StarMath 5.0">MeNO_3</annotation>
  </semantics>
</math>
</file>

<file path=Object 12/content.xml><?xml version="1.0" encoding="utf-8"?>
<math xmlns="http://www.w3.org/1998/Math/MathML">
  <semantics>
    <mrow>
      <mrow>
        <mi mathvariant="italic">CaO</mi>
        <mo stretchy="false">+</mo>
        <msub>
          <mi>H</mi>
          <mn>2</mn>
        </msub>
      </mrow>
      <mi>O</mi>
      <mo stretchy="false">→</mo>
      <mi mathvariant="italic">Ca</mi>
      <msub>
        <mrow>
          <mo stretchy="false">(</mo>
          <mi mathvariant="italic">OH</mi>
          <mo stretchy="false">)</mo>
        </mrow>
        <mn>2</mn>
      </msub>
    </mrow>
    <annotation encoding="StarMath 5.0">
CaO+H_2 O rightarrow Ca(OH)_2</annotation>
  </semantics>
</math>
</file>

<file path=Object 13/content.xml><?xml version="1.0" encoding="utf-8"?>
<math xmlns="http://www.w3.org/1998/Math/MathML">
  <semantics>
    <mrow>
      <mrow>
        <munder>
          <mi mathvariant="italic">MeO</mi>
          <mi mathvariant="italic">осн.о.</mi>
        </munder>
        <mo stretchy="false">+</mo>
        <msub>
          <mi>H</mi>
          <mn>2</mn>
        </msub>
      </mrow>
      <mi>O</mi>
      <munder>
        <mo stretchy="false">→</mo>
        <mstyle mathsize="10pt">
          <mrow>
            <mrow>
              <mi mathvariant="italic">Если</mi>
              <mi mathvariant="italic">Ме</mi>
              <mi mathvariant="italic">акт.</mi>
            </mrow>
          </mrow>
        </mstyle>
      </munder>
      <mi mathvariant="italic">MeOH</mi>
    </mrow>
    <annotation encoding="StarMath 5.0">MeO  csub{осн.о.}  + H_2 O rightarrow  csub{ {  size 10 {Если Ме акт.}} }  MeOH </annotation>
  </semantics>
</math>
</file>

<file path=Object 14/content.xml><?xml version="1.0" encoding="utf-8"?>
<math xmlns="http://www.w3.org/1998/Math/MathML">
  <semantics>
    <mrow>
      <mrow>
        <munder>
          <mi mathvariant="italic">MeO</mi>
          <mi mathvariant="italic">осн.о.</mi>
        </munder>
        <mo stretchy="false">+</mo>
        <mstyle mathsize="9pt">
          <mrow>
            <mtable>
              <mtr>
                <mtd>
                  <mrow>
                    <mi mathvariant="italic">кислотный</mi>
                    <mi mathvariant="italic">остаток</mi>
                  </mrow>
                </mtd>
              </mtr>
              <mtr>
                <mtd>
                  <mrow>
                    <mi mathvariant="italic">от</mi>
                    <mi mathvariant="italic">сильной</mi>
                    <mi mathvariant="italic">кислоты</mi>
                  </mrow>
                </mtd>
              </mtr>
            </mtable>
          </mrow>
        </mstyle>
      </mrow>
      <mo stretchy="false">→</mo>
    </mrow>
    <annotation encoding="StarMath 5.0">MeO  csub{осн.о.}  +size 9 {binom{кислотный остаток}{от сильной кислоты}} rightarrow     </annotation>
  </semantics>
</math>
</file>

<file path=Object 15/content.xml><?xml version="1.0" encoding="utf-8"?>
<math xmlns="http://www.w3.org/1998/Math/MathML">
  <semantics>
    <mrow>
      <mrow>
        <mi mathvariant="italic">MgO</mi>
        <mo stretchy="false">+</mo>
        <msub>
          <mi mathvariant="italic">SO</mi>
          <mn>3</mn>
        </msub>
      </mrow>
      <mo stretchy="false">→</mo>
      <msub>
        <mi mathvariant="italic">MgSO</mi>
        <mn>4</mn>
      </msub>
    </mrow>
    <annotation encoding="StarMath 5.0">MgO+SO_3 rightarrow MgSO_4</annotation>
  </semantics>
</math>
</file>

<file path=Object 16/content.xml><?xml version="1.0" encoding="utf-8"?>
<math xmlns="http://www.w3.org/1998/Math/MathML">
  <semantics>
    <mrow>
      <mi mathvariant="italic">MeO</mi>
      <mo stretchy="false">+</mo>
      <mi mathvariant="italic">кислота</mi>
    </mrow>
    <annotation encoding="StarMath 5.0">MeO+ кислота</annotation>
  </semantics>
</math>
</file>

<file path=Object 17/content.xml><?xml version="1.0" encoding="utf-8"?>
<math xmlns="http://www.w3.org/1998/Math/MathML">
  <semantics>
    <mrow>
      <mrow>
        <mi mathvariant="italic">СuO</mi>
        <mo stretchy="false">+</mo>
        <msub>
          <mi>H</mi>
          <mn>2</mn>
        </msub>
      </mrow>
      <mo stretchy="false">→</mo>
      <mrow>
        <mi mathvariant="italic">Cu</mi>
        <mo stretchy="false">+</mo>
        <msub>
          <mi>H</mi>
          <mn>2</mn>
        </msub>
      </mrow>
      <mi>O</mi>
    </mrow>
    <annotation encoding="StarMath 5.0">СuO + H_2 rightarrow Cu +H_2 O</annotation>
  </semantics>
</math>
</file>

<file path=Object 18/content.xml><?xml version="1.0" encoding="utf-8"?>
<math xmlns="http://www.w3.org/1998/Math/MathML">
  <semantics>
    <mtable>
      <mtr>
        <mtd>
          <mrow>
            <mrow>
              <mi mathvariant="italic">CuO</mi>
              <mo stretchy="false">+</mo>
              <mn>2</mn>
            </mrow>
            <mi mathvariant="italic">HCl</mi>
            <mo stretchy="false">→</mo>
            <mrow>
              <msub>
                <mi mathvariant="italic">CuCl</mi>
                <mn>2</mn>
              </msub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row>
              <mi mathvariant="italic">CuO</mi>
              <mo stretchy="false">+</mo>
              <mn>2</mn>
            </mrow>
            <msup>
              <mi>H</mi>
              <mrow>
                <mo stretchy="false">+</mo>
                <mi/>
              </mrow>
            </msup>
            <mo stretchy="false">→</mo>
            <mrow>
              <msup>
                <mi mathvariant="italic">Cu</mi>
                <mrow>
                  <mo stretchy="false">+</mo>
                  <mi/>
                </mrow>
              </msup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CuO+2 HCl rightarrow  CuCl_2 +H_2 O newline
CuO+ 2 H^+` rightarrow Cu^+` +H_2 O</annotation>
  </semantics>
</math>
</file>

<file path=Object 19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Кислот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sub>
          <mi>H</mi>
          <mn>2</mn>
        </msub>
      </mrow>
      <mi>O</mi>
      <mo stretchy="false">→</mo>
      <mi mathvariant="italic">Кислота</mi>
    </mrow>
    <annotation encoding="StarMath 5.0">size 9  {binom{Кислотный}{оксид} }+H_2 O rightarrow  Кислота</annotation>
  </semantics>
</math>
</file>

<file path=Object 2/content.xml><?xml version="1.0" encoding="utf-8"?>
<math xmlns="http://www.w3.org/1998/Math/MathML">
  <semantics>
    <mtable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sub>
                <mi>O</mi>
                <mn>2</mn>
              </msub>
            </mrow>
            <mo stretchy="false">→</mo>
            <msub>
              <mi>P</mi>
              <mn>2</mn>
            </msub>
            <msub>
              <mi>O</mi>
              <mn>5</mn>
            </msub>
          </mrow>
        </mtd>
      </mtr>
      <mtr>
        <mtd>
          <mrow>
            <mrow>
              <msub>
                <mi mathvariant="italic">SO</mi>
                <mn>2</mn>
              </msub>
              <mo stretchy="false">+</mo>
              <mfrac>
                <mn>1</mn>
                <mn>2</mn>
              </mfrac>
            </mrow>
            <msub>
              <mi>O</mi>
              <mn>2</mn>
            </msub>
            <mover>
              <mo stretchy="false">→</mo>
              <mi mathvariant="italic">Fe</mi>
            </mover>
            <msub>
              <mi mathvariant="italic">SO</mi>
              <mn>3</mn>
            </msub>
          </mrow>
        </mtd>
      </mtr>
      <mtr>
        <mtd>
          <mrow>
            <mrow>
              <mi mathvariant="italic">CO</mi>
              <mo stretchy="false">+</mo>
              <mfrac>
                <mn>1</mn>
                <mn>2</mn>
              </mfrac>
            </mrow>
            <msub>
              <mi>O</mi>
              <mn>2</mn>
            </msub>
            <mo stretchy="false">→</mo>
            <msub>
              <mi mathvariant="italic">CO</mi>
              <mn>2</mn>
            </msub>
          </mrow>
        </mtd>
      </mtr>
    </mtable>
    <annotation encoding="StarMath 5.0">P_2 O_5 +O_2 rightarrow P_2 O_5 NEWLINE
SO_2 +{1} over {2}   O_2 rightarrow  csup{Fe}  SO_3 NEWLINE
CO+{1} over {2}   O_2 rightarrow CO_2</annotation>
  </semantics>
</math>
</file>

<file path=Object 20/content.xml><?xml version="1.0" encoding="utf-8"?>
<math xmlns="http://www.w3.org/1998/Math/MathML">
  <semantics>
    <mtable>
      <mtr>
        <mtd>
          <mrow>
            <mrow>
              <msub>
                <mi mathvariant="italic">SO</mi>
                <mn>3</mn>
              </msub>
              <mo stretchy="false">+</mo>
              <msub>
                <mi>H</mi>
                <mn>2</mn>
              </msub>
            </mrow>
            <mi>O</mi>
            <mo stretchy="false">→</mo>
            <msub>
              <mi>H</mi>
              <mn>2</mn>
            </msub>
            <msub>
              <mi mathvariant="italic">SO</mi>
              <mn>4</mn>
            </msub>
          </mrow>
        </mtd>
      </mtr>
      <mtr>
        <mtd>
          <mrow>
            <mrow>
              <msub>
                <mi mathvariant="italic">CO</mi>
                <mn>2</mn>
              </msub>
              <mo stretchy="false">+</mo>
              <msub>
                <mi>H</mi>
                <mn>2</mn>
              </msub>
            </mrow>
            <mi>O</mi>
            <mstyle mathsize="9pt">
              <mrow>
                <mtable>
                  <mtr>
                    <mtd>
                      <mo stretchy="false">→</mo>
                    </mtd>
                  </mtr>
                </mtable>
              </mrow>
            </mstyle>
            <msub>
              <mi>H</mi>
              <mn>2</mn>
            </msub>
            <msub>
              <mi mathvariant="italic">CO</mi>
              <mn>3</mn>
            </msub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n>3</mn>
            </mrow>
            <msub>
              <mi>H</mi>
              <mn>2</mn>
            </msub>
            <mi>O</mi>
            <mo stretchy="false">→</mo>
            <msub>
              <mi>H</mi>
              <mn>3</mn>
            </msub>
            <msub>
              <mi mathvariant="italic">PO</mi>
              <mn>4</mn>
            </msub>
          </mrow>
        </mtd>
      </mtr>
    </mtable>
    <annotation encoding="StarMath 5.0">SO_3 +H_2 O rightarrow H_2 SO_4 NEWLINE
CO_2 +H_2 O size 9 { BINOM rightarrow leftarrow}  H_2 CO_3 NEWLINE
P_2 O_5 + 3 H_2 O rightarrow H_3 PO_4</annotation>
  </semantics>
</math>
</file>

<file path=Object 21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Кислот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style mathsize="9pt">
          <mrow>
            <mtable>
              <mtr>
                <mtd>
                  <mi mathvariant="italic">Основный</mi>
                </mtd>
              </mtr>
              <mtr>
                <mtd>
                  <mi mathvariant="italic">оксид</mi>
                </mtd>
              </mtr>
            </mtable>
          </mrow>
        </mstyle>
      </mrow>
      <mo stretchy="false">→</mo>
      <mi mathvariant="italic">Соль</mi>
    </mrow>
    <annotation encoding="StarMath 5.0">size 9  {binom{Кислотный}{оксид} }+size 9  {binom{Основный}{оксид} } rightarrow  Соль</annotation>
  </semantics>
</math>
</file>

<file path=Object 22/content.xml><?xml version="1.0" encoding="utf-8"?>
<math xmlns="http://www.w3.org/1998/Math/MathML">
  <semantics>
    <mrow>
      <mrow>
        <msub>
          <mi mathvariant="italic">SO</mi>
          <mn>3</mn>
        </msub>
        <mo stretchy="false">+</mo>
        <msub>
          <mi mathvariant="italic">Na</mi>
          <mn>2</mn>
        </msub>
      </mrow>
      <mi>O</mi>
      <mo stretchy="false">→</mo>
      <msub>
        <mi mathvariant="italic">Na</mi>
        <mn>2</mn>
      </msub>
      <msub>
        <mi mathvariant="italic">SO</mi>
        <mn>4</mn>
      </msub>
    </mrow>
    <annotation encoding="StarMath 5.0">SO_3 +Na_2 O rightarrow Na_2 SO_4</annotation>
  </semantics>
</math>
</file>

<file path=Object 23/content.xml><?xml version="1.0" encoding="utf-8"?>
<math xmlns="http://www.w3.org/1998/Math/MathML">
  <semantics>
    <mrow>
      <mrow>
        <mstyle mathsize="9pt">
          <mrow>
            <mtable>
              <mtr>
                <mtd>
                  <mi mathvariant="italic">Кислотный</mi>
                </mtd>
              </mtr>
              <mtr>
                <mtd>
                  <mi mathvariant="italic">оксид</mi>
                </mtd>
              </mtr>
            </mtable>
          </mrow>
        </mstyle>
        <mo stretchy="false">+</mo>
        <mi mathvariant="italic">Щелочь</mi>
      </mrow>
      <mo stretchy="false">→</mo>
    </mrow>
    <annotation encoding="StarMath 5.0">size 9  {binom{Кислотный}{оксид} }+  {Щелочь} rightarrow  </annotation>
  </semantics>
</math>
</file>

<file path=Object 24/content.xml><?xml version="1.0" encoding="utf-8"?>
<math xmlns="http://www.w3.org/1998/Math/MathML">
  <semantics>
    <mtable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n>6</mn>
            </mrow>
            <mi mathvariant="italic">NaOH</mi>
            <mo stretchy="false">→</mo>
            <mn>2</mn>
            <msub>
              <mi mathvariant="italic">Na</mi>
              <mn>3</mn>
            </msub>
            <mrow>
              <msub>
                <mi mathvariant="italic">PO</mi>
                <mn>4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sub>
              <mi>P</mi>
              <mn>2</mn>
            </msub>
            <mrow>
              <msub>
                <mi>O</mi>
                <mn>5</mn>
              </msub>
              <mo stretchy="false">+</mo>
              <mn>6</mn>
            </mrow>
            <msup>
              <mi mathvariant="italic">OH</mi>
              <mrow>
                <mo stretchy="false">−</mo>
                <mi/>
              </mrow>
            </msup>
            <mo stretchy="false">→</mo>
            <mn>2</mn>
            <mrow>
              <msubsup>
                <mi mathvariant="italic">PO</mi>
                <mn>4</mn>
                <mrow>
                  <mn>3</mn>
                  <mo stretchy="false">−</mo>
                  <mi/>
                </mrow>
              </msubsup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P_2 O_5 +6 NaOH rightarrow  2 Na_3 PO_4 +3 H_2 O NEWLINE
P_2 O_5 +6 OH^-` rightarrow  2  PO_4 ^{3-`} +3 H_2 O </annotation>
  </semantics>
</math>
</file>

<file path=Object 25/content.xml><?xml version="1.0" encoding="utf-8"?>
<math xmlns="http://www.w3.org/1998/Math/MathML">
  <semantics>
    <mrow>
      <msub>
        <mi mathvariant="italic">C0</mi>
        <mn>2</mn>
      </msub>
      <mi>и</mi>
      <msub>
        <mi mathvariant="italic">SO</mi>
        <mn>3</mn>
      </msub>
    </mrow>
    <annotation encoding="StarMath 5.0">C0_2 и SO_3</annotation>
  </semantics>
</math>
</file>

<file path=Object 26/content.xml><?xml version="1.0" encoding="utf-8"?>
<math xmlns="http://www.w3.org/1998/Math/MathML">
  <semantics>
    <mrow>
      <msub>
        <mi mathvariant="italic">Si0</mi>
        <mn>2</mn>
      </msub>
      <mi>и</mi>
      <msub>
        <mi>P</mi>
        <mn>2</mn>
      </msub>
      <msub>
        <mi>O</mi>
        <mn>5</mn>
      </msub>
    </mrow>
    <annotation encoding="StarMath 5.0">Si0_2 и P_2 O_5</annotation>
  </semantics>
</math>
</file>

<file path=Object 27/content.xml><?xml version="1.0" encoding="utf-8"?>
<math xmlns="http://www.w3.org/1998/Math/MathML">
  <semantics>
    <mtable>
      <mtr>
        <mtd>
          <mrow>
            <mrow>
              <msub>
                <mi mathvariant="italic">CaCO</mi>
                <mn>3</mn>
              </msub>
              <mo stretchy="false">+</mo>
              <msub>
                <mi mathvariant="italic">SiO</mi>
                <mn>2</mn>
              </msub>
            </mrow>
            <mover>
              <mo stretchy="false">→</mo>
              <mi mathvariant="italic">сплавл.</mi>
            </mover>
            <mrow>
              <msub>
                <mi mathvariant="italic">CO</mi>
                <mn>2</mn>
              </msub>
              <mo stretchy="false">+</mo>
              <msub>
                <mi mathvariant="italic">CaSiO</mi>
                <mn>3</mn>
              </msub>
            </mrow>
          </mrow>
        </mtd>
      </mtr>
      <mtr>
        <mtd>
          <mrow>
            <mn>3</mn>
            <mrow>
              <msub>
                <mi mathvariant="italic">MgSO</mi>
                <mn>3</mn>
              </msub>
              <mo stretchy="false">+</mo>
              <mn>2</mn>
            </mrow>
            <msub>
              <mi>P</mi>
              <mn>2</mn>
            </msub>
            <msub>
              <mi>O</mi>
              <mn>5</mn>
            </msub>
            <mover>
              <mo stretchy="false">→</mo>
              <mi mathvariant="italic">сплавл.</mi>
            </mover>
            <mn>3</mn>
            <mrow>
              <msub>
                <mi mathvariant="italic">SO</mi>
                <mn>3</mn>
              </msub>
              <mo stretchy="false">+</mo>
              <msub>
                <mi mathvariant="italic">Mg</mi>
                <mn>3</mn>
              </msub>
            </mrow>
            <msub>
              <mrow>
                <mo stretchy="false">(</mo>
                <msub>
                  <mi mathvariant="italic">PO</mi>
                  <mn>4</mn>
                </msub>
                <mo stretchy="false">)</mo>
              </mrow>
              <mn>2</mn>
            </msub>
          </mrow>
        </mtd>
      </mtr>
    </mtable>
    <annotation encoding="StarMath 5.0">CaCO_3 + SiO_2 rightarrow  csup{сплавл.} CO_2 +CaSiO_3 NEWLINE
3 MgSO_3 + 2 P_2 O_5 rightarrow  csup{сплавл.} 3 SO_3 + Mg_3 (PO_4)_2</annotation>
  </semantics>
</math>
</file>

<file path=Object 28/content.xml><?xml version="1.0" encoding="utf-8"?>
<math xmlns="http://www.w3.org/1998/Math/MathML">
  <semantics>
    <mrow>
      <mrow>
        <msub>
          <mi mathvariant="italic">CaCO</mi>
          <mn>3</mn>
        </msub>
        <mo stretchy="false">+</mo>
        <munder>
          <mi mathvariant="italic">PbO</mi>
          <mtable>
            <mtr>
              <mtd>
                <mi mathvariant="italic">амф.</mi>
              </mtd>
            </mtr>
            <mtr>
              <mtd>
                <mrow>
                  <mi/>
                  <mo stretchy="false">=</mo>
                  <mi mathvariant="italic">кисл.</mi>
                </mrow>
              </mtd>
            </mtr>
          </mtable>
        </munder>
      </mrow>
      <mover>
        <mo stretchy="false">→</mo>
        <mi mathvariant="italic">сплавл.</mi>
      </mover>
      <mrow>
        <msub>
          <mi mathvariant="italic">CaPbO</mi>
          <mn>2</mn>
        </msub>
        <mo stretchy="false">+</mo>
        <msub>
          <mi mathvariant="italic">CO</mi>
          <mn>2</mn>
        </msub>
      </mrow>
    </mrow>
    <annotation encoding="StarMath 5.0">CaCO_3 +PbO csub{binom{амф.}{`=кисл.} }  rightarrow  csup{сплавл.} CaPbO_2 +CO_2 </annotation>
  </semantics>
</math>
</file>

<file path=Object 29/content.xml><?xml version="1.0" encoding="utf-8"?>
<math xmlns="http://www.w3.org/1998/Math/MathML">
  <semantics>
    <mrow>
      <mrow>
        <munder>
          <mi mathvariant="italic">MeO</mi>
          <mi mathvariant="italic">амф</mi>
        </munder>
        <mo stretchy="false">+</mo>
        <msub>
          <mi>H</mi>
          <mn>2</mn>
        </msub>
      </mrow>
      <mi>О</mi>
      <mo stretchy="false">→</mo>
      <mo stretchy="false">⋰</mo>
    </mrow>
    <annotation encoding="StarMath 5.0">MeO csub{амф}  + H_2 О rightarrow dotsup </annotation>
  </semantics>
</math>
</file>

<file path=Object 3/content.xml><?xml version="1.0" encoding="utf-8"?>
<math xmlns="http://www.w3.org/1998/Math/MathML">
  <semantics>
    <mtable>
      <mtr>
        <mtd>
          <mrow>
            <mn>2</mn>
            <mrow>
              <msub>
                <mi mathvariant="italic">PH</mi>
                <mn>3</mn>
              </msub>
              <mo stretchy="false">+</mo>
              <mn>2</mn>
            </mrow>
            <msub>
              <mi>O</mi>
              <mn>2</mn>
            </msub>
            <mo stretchy="false">→</mo>
            <msub>
              <mi>P</mi>
              <mn>2</mn>
            </msub>
            <mrow>
              <msub>
                <mi>O</mi>
                <mn>5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n>2</mn>
            <mrow>
              <msub>
                <mi mathvariant="italic">NH</mi>
                <mn>3</mn>
              </msub>
              <mo stretchy="false">+</mo>
              <mfrac>
                <mn>3</mn>
                <mn>2</mn>
              </mfrac>
            </mrow>
            <msub>
              <mi>O</mi>
              <mn>2</mn>
            </msub>
            <mo stretchy="false">→</mo>
            <mrow>
              <msub>
                <mi>N</mi>
                <mn>2</mn>
              </msub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n>2</mn>
            <mrow>
              <msub>
                <mi mathvariant="italic">NH</mi>
                <mn>3</mn>
              </msub>
              <mo stretchy="false">+</mo>
              <mn>5</mn>
            </mrow>
            <msub>
              <mi>O</mi>
              <mn>2</mn>
            </msub>
            <mover>
              <mo stretchy="false">→</mo>
              <mi mathvariant="italic">Pt</mi>
            </mover>
            <mn>2</mn>
            <mrow>
              <mi mathvariant="italic">NO</mi>
              <mo stretchy="false">+</mo>
              <mn>3</mn>
            </mrow>
            <msub>
              <mi>H</mi>
              <mn>2</mn>
            </msub>
            <mi>O</mi>
          </mrow>
        </mtd>
      </mtr>
      <mtr>
        <mtd>
          <mrow>
            <mn>2</mn>
            <mrow>
              <mi mathvariant="italic">FeS</mi>
              <mo stretchy="false">+</mo>
              <mfrac>
                <mn>7</mn>
                <mn>2</mn>
              </mfrac>
            </mrow>
            <msub>
              <mi>O</mi>
              <mn>2</mn>
            </msub>
            <mo stretchy="false">→</mo>
            <msub>
              <mi mathvariant="italic">Fe</mi>
              <mn>2</mn>
            </msub>
            <mrow>
              <msub>
                <mi>O</mi>
                <mn>3</mn>
              </msub>
              <mo stretchy="false">+</mo>
              <mn>2</mn>
            </mrow>
            <msub>
              <mi mathvariant="italic">SO</mi>
              <mn>2</mn>
            </msub>
          </mrow>
        </mtd>
      </mtr>
    </mtable>
    <annotation encoding="StarMath 5.0">2 PH_3 +2 O_2 rightarrow P_2 O_5 +3 H_2 O NEWLINE
2 NH_3 +{3} over {2} O_2 rightarrow N_2 + 3 H_2 O NEWLINE
2 NH_3 +5 O_2 rightarrow  csup{Pt} 2 NO + 3 H_2 O NEWLINE
2 FeS +{7} over {2} O_2 rightarrow Fe_2 O_3 +2 SO_2 </annotation>
  </semantics>
</math>
</file>

<file path=Object 30/content.xml><?xml version="1.0" encoding="utf-8"?>
<math xmlns="http://www.w3.org/1998/Math/MathML">
  <semantics>
    <mrow>
      <mrow>
        <mi mathvariant="italic">ZnO</mi>
        <mo stretchy="false">+</mo>
        <msub>
          <mi>H</mi>
          <mn>2</mn>
        </msub>
      </mrow>
      <mi>О</mi>
      <mo stretchy="false">→</mo>
      <mo stretchy="false">⋰</mo>
    </mrow>
    <annotation encoding="StarMath 5.0">ZnO   + H_2 О rightarrow dotsup </annotation>
  </semantics>
</math>
</file>

<file path=Object 31/content.xml><?xml version="1.0" encoding="utf-8"?>
<math xmlns="http://www.w3.org/1998/Math/MathML">
  <semantics>
    <mtable>
      <mtr>
        <mtd>
          <mrow>
            <msub>
              <mi mathvariant="italic">Al</mi>
              <mn>2</mn>
            </msub>
            <mrow>
              <msub>
                <mi>O</mi>
                <mn>3</mn>
              </msub>
              <mo stretchy="false">+</mo>
              <mn>3</mn>
            </mrow>
            <msub>
              <mi mathvariant="italic">SO</mi>
              <mn>3</mn>
            </msub>
            <mo stretchy="false">→</mo>
            <msub>
              <mi mathvariant="italic">Al</mi>
              <mn>2</mn>
            </msub>
            <msub>
              <mrow>
                <mo stretchy="false">(</mo>
                <msub>
                  <mi mathvariant="italic">SO</mi>
                  <mn>4</mn>
                </msub>
                <mo stretchy="false">)</mo>
              </mrow>
              <mn>3</mn>
            </msub>
          </mrow>
        </mtd>
      </mtr>
      <mtr>
        <mtd>
          <mrow>
            <msub>
              <mi mathvariant="italic">Al</mi>
              <mn>2</mn>
            </msub>
            <mrow>
              <msub>
                <mi>O</mi>
                <mn>3</mn>
              </msub>
              <mo stretchy="false">+</mo>
              <mi mathvariant="italic">HCl</mi>
            </mrow>
            <mo stretchy="false">→</mo>
            <mn>2</mn>
            <mrow>
              <msub>
                <mi mathvariant="italic">AlCl</mi>
                <mn>3</mn>
              </msub>
              <mo stretchy="false">+</mo>
              <msub>
                <mi>H</mi>
                <mn>2</mn>
              </msub>
            </mrow>
            <mi>O</mi>
          </mrow>
        </mtd>
      </mtr>
    </mtable>
    <annotation encoding="StarMath 5.0">Al_2 O_3 +3 SO_3 rightarrow Al_2 (SO_4)_3 NEWLINE
Al_2 O_3 + HCl rightarrow 2 AlCl_3 +H_2 O</annotation>
  </semantics>
</math>
</file>

<file path=Object 32/content.xml><?xml version="1.0" encoding="utf-8"?>
<math xmlns="http://www.w3.org/1998/Math/MathML">
  <semantics>
    <mtable>
      <mtr>
        <mtd>
          <mrow>
            <msub>
              <mi mathvariant="italic">Al</mi>
              <mn>2</mn>
            </msub>
            <mrow>
              <msub>
                <mi>O</mi>
                <mn>3</mn>
              </msub>
              <mo stretchy="false">+</mo>
              <mi mathvariant="italic">NaO</mi>
            </mrow>
            <mo stretchy="false">→</mo>
            <mn>2</mn>
            <msub>
              <mi mathvariant="italic">NaAlO</mi>
              <mn>2</mn>
            </msub>
          </mrow>
        </mtd>
      </mtr>
      <mtr>
        <mtd>
          <mrow>
            <msub>
              <mi mathvariant="italic">Al</mi>
              <mn>2</mn>
            </msub>
            <mrow>
              <msub>
                <mi>O</mi>
                <mn>3</mn>
              </msub>
              <mo stretchy="false">+</mo>
              <mi mathvariant="italic">NaOH</mi>
            </mrow>
            <mtable>
              <mtr>
                <mtd>
                  <mrow>
                    <mover>
                      <mo stretchy="false">→</mo>
                      <mi mathvariant="italic">спл</mi>
                    </mover>
                    <mn>2</mn>
                    <mrow>
                      <msub>
                        <mi mathvariant="italic">NaAlO</mi>
                        <mn>2</mn>
                      </msub>
                      <mo stretchy="false">+</mo>
                      <msub>
                        <mi>H</mi>
                        <mn>2</mn>
                      </msub>
                    </mrow>
                    <mi>O</mi>
                  </mrow>
                </mtd>
              </mtr>
              <mtr>
                <mtd>
                  <mrow>
                    <mover>
                      <mo stretchy="false">→</mo>
                      <mrow>
                        <mi>p</mi>
                        <mo stretchy="false">−</mo>
                        <mi>p</mi>
                      </mrow>
                    </mover>
                    <mi mathvariant="italic">Na</mi>
                    <mrow>
                      <mo stretchy="false">[</mo>
                      <mrow>
                        <mi mathvariant="italic">Al</mi>
                        <msub>
                          <mrow>
                            <mo stretchy="false">(</mo>
                            <mi mathvariant="italic">OH</mi>
                            <mo stretchy="false">)</mo>
                          </mrow>
                          <mn>4</mn>
                        </msub>
                      </mrow>
                      <mo stretchy="false">]</mo>
                    </mrow>
                    <mi/>
                  </mrow>
                </mtd>
              </mtr>
            </mtable>
          </mrow>
        </mtd>
      </mtr>
    </mtable>
    <annotation encoding="StarMath 5.0">Al_2 O_3 +NaO rightarrow  2 NaAlO_2 NEWLINE
Al_2 O_3 +NaOH binom{rightarrow  csup{спл} 2 NaAlO_2 +H_2 O}{rightarrow  csup{p-p} Na[Al(OH)_4]~~}   </annotation>
  </semantics>
</math>
</file>

<file path=Object 4/content.xml><?xml version="1.0" encoding="utf-8"?>
<math xmlns="http://www.w3.org/1998/Math/MathML">
  <semantics>
    <mtable>
      <mtr>
        <mtd>
          <mrow>
            <mi mathvariant="italic">Cu</mi>
            <msub>
              <mrow>
                <mo stretchy="false">(</mo>
                <mi mathvariant="italic">OH</mi>
                <mo stretchy="false">)</mo>
              </mrow>
              <mn>2</mn>
            </msub>
            <mover>
              <mo stretchy="false">→</mo>
              <mrow>
                <mi>T</mi>
                <mo stretchy="false">↑</mo>
              </mrow>
            </mover>
            <mrow>
              <mi mathvariant="italic">CuO</mi>
              <mo stretchy="false">+</mo>
              <msub>
                <mi>H</mi>
                <mn>2</mn>
              </msub>
            </mrow>
            <mi>O</mi>
          </mrow>
        </mtd>
      </mtr>
      <mtr>
        <mtd>
          <mrow>
            <mn>2</mn>
            <mi mathvariant="italic">Fe</mi>
            <msub>
              <mrow>
                <mo stretchy="false">(</mo>
                <mi mathvariant="italic">OH</mi>
                <mo stretchy="false">)</mo>
              </mrow>
              <mn>3</mn>
            </msub>
            <mover>
              <mo stretchy="false">→</mo>
              <mrow>
                <mi>T</mi>
                <mo stretchy="false">↑</mo>
              </mrow>
            </mover>
            <msub>
              <mi mathvariant="italic">Fe</mi>
              <mn>2</mn>
            </msub>
            <mrow>
              <msub>
                <mi>O</mi>
                <mn>3</mn>
              </msub>
              <mo stretchy="false">+</mo>
              <mn>3</mn>
            </mrow>
            <msub>
              <mi>H</mi>
              <mn>2</mn>
            </msub>
            <mi>O</mi>
          </mrow>
        </mtd>
      </mtr>
    </mtable>
    <annotation encoding="StarMath 5.0">Cu(OH)_2 rightarrow  csup{T uparrow } CuO+H_2 O NEWLINE
2 Fe(OH)_3 rightarrow  csup{T uparrow } Fe_2 O_3+3 H_2 O 
</annotation>
  </semantics>
</math>
</file>

<file path=Object 5/content.xml><?xml version="1.0" encoding="utf-8"?>
<math xmlns="http://www.w3.org/1998/Math/MathML">
  <semantics>
    <mtable>
      <mtr>
        <mtd>
          <mrow>
            <msub>
              <mi>H</mi>
              <mn>2</mn>
            </msub>
            <msub>
              <mi mathvariant="italic">CO</mi>
              <mn>3</mn>
            </msub>
            <mo stretchy="false">→</mo>
            <msub>
              <mi>H</mi>
              <mn>2</mn>
            </msub>
            <mrow>
              <mi>O</mi>
              <mo stretchy="false">+</mo>
              <msub>
                <mi mathvariant="italic">CO</mi>
                <mn>2</mn>
              </msub>
            </mrow>
            <mo stretchy="false">↑</mo>
          </mrow>
        </mtd>
      </mtr>
      <mtr>
        <mtd>
          <mrow>
            <msub>
              <mi>H</mi>
              <mn>2</mn>
            </msub>
            <msub>
              <mi mathvariant="italic">SO</mi>
              <mn>3</mn>
            </msub>
            <mover>
              <mo stretchy="false">→</mo>
              <mrow>
                <mi>T</mi>
                <mo stretchy="false">↑</mo>
              </mrow>
            </mover>
            <msub>
              <mi>H</mi>
              <mn>2</mn>
            </msub>
            <mrow>
              <mi>O</mi>
              <mo stretchy="false">+</mo>
              <msub>
                <mi mathvariant="italic">SO</mi>
                <mn>2</mn>
              </msub>
            </mrow>
            <mo stretchy="false">↑</mo>
          </mrow>
        </mtd>
      </mtr>
      <mtr>
        <mtd>
          <mrow>
            <msub>
              <mi>H</mi>
              <mn>2</mn>
            </msub>
            <msub>
              <mi mathvariant="italic">SiO</mi>
              <mn>3</mn>
            </msub>
            <mover>
              <mo stretchy="false">→</mo>
              <mrow>
                <mi>T</mi>
                <mo stretchy="false">↑</mo>
              </mrow>
            </mover>
            <msub>
              <mi>H</mi>
              <mn>2</mn>
            </msub>
            <mrow>
              <mi>O</mi>
              <mo stretchy="false">+</mo>
              <msub>
                <mi mathvariant="italic">SiO</mi>
                <mn>2</mn>
              </msub>
            </mrow>
            <mo stretchy="false">↓</mo>
          </mrow>
        </mtd>
      </mtr>
      <mtr>
        <mtd>
          <mrow>
            <mn>4</mn>
            <msub>
              <munder>
                <mi mathvariant="italic">HNO</mi>
                <mi mathvariant="italic">конц.</mi>
              </munder>
              <mn>3</mn>
            </msub>
            <mo stretchy="false">→</mo>
            <munder>
              <mrow>
                <mn>4</mn>
                <msub>
                  <mi mathvariant="italic">NO</mi>
                  <mn>2</mn>
                </msub>
              </mrow>
              <mrow>
                <mi mathvariant="italic">бурый</mi>
                <mi mathvariant="italic">газ</mi>
              </mrow>
            </munder>
            <mrow>
              <mrow>
                <mo stretchy="false">↑</mo>
                <mo stretchy="false">+</mo>
                <msub>
                  <mi>O</mi>
                  <mn>2</mn>
                </msub>
              </mrow>
              <mo stretchy="false">+</mo>
              <mn>2</mn>
            </mrow>
            <msub>
              <mi>H</mi>
              <mn>2</mn>
            </msub>
            <mi>O</mi>
          </mrow>
        </mtd>
      </mtr>
    </mtable>
    <annotation encoding="StarMath 5.0">H_2 CO_3 rightarrow H_2 O+CO_2 uparrow  NEWLINE
H_2 SO_3 rightarrow  csup{T uparrow }  H_2 O+SO_2 uparrow  NEWLINE
H_2 SiO_3 rightarrow  csup{T uparrow }  H_2 O+SiO_2 downarrow  NEWLINE
4 HNO_3 csub{конц.} rightarrow {4 NO_2  }csub{бурый газ}  uparrow  +O_2 +2 H_2 O</annotation>
  </semantics>
</math>
</file>

<file path=Object 6/content.xml><?xml version="1.0" encoding="utf-8"?>
<math xmlns="http://www.w3.org/1998/Math/MathML">
  <semantics>
    <mrow>
      <msub>
        <mi mathvariant="italic">MeCO</mi>
        <mn>3</mn>
      </msub>
      <mi>,</mi>
      <msub>
        <mi mathvariant="italic">MeSO</mi>
        <mn>3</mn>
      </msub>
      <mi>,</mi>
      <msub>
        <mi mathvariant="italic">MeSiO</mi>
        <mn>3</mn>
      </msub>
    </mrow>
    <annotation encoding="StarMath 5.0">MeCO_3 ,MeSO_3 ,MeSiO_3</annotation>
  </semantics>
</math>
</file>

<file path=Object 7/content.xml><?xml version="1.0" encoding="utf-8"?>
<math xmlns="http://www.w3.org/1998/Math/MathML">
  <semantics>
    <mtable>
      <mtr>
        <mtd>
          <mrow>
            <msub>
              <mi mathvariant="italic">СaCO</mi>
              <mn>3</mn>
            </msub>
            <mover>
              <mo stretchy="false">→</mo>
              <mrow>
                <msup>
                  <mn>800</mn>
                  <mn>0</mn>
                </msup>
                <mi>C</mi>
              </mrow>
            </mover>
            <mrow>
              <mi mathvariant="italic">CaO</mi>
              <mo stretchy="false">+</mo>
              <msub>
                <mi mathvariant="italic">CO</mi>
                <mn>2</mn>
              </msub>
            </mrow>
          </mrow>
        </mtd>
      </mtr>
      <mtr>
        <mtd>
          <mrow>
            <msub>
              <mi mathvariant="italic">СaSiO</mi>
              <mn>3</mn>
            </msub>
            <mover>
              <mo stretchy="false">→</mo>
              <mrow>
                <msup>
                  <mn>800</mn>
                  <mn>0</mn>
                </msup>
                <mi>C</mi>
              </mrow>
            </mover>
            <mrow>
              <mi mathvariant="italic">CaO</mi>
              <mo stretchy="false">+</mo>
              <msub>
                <mi mathvariant="italic">SiO</mi>
                <mn>2</mn>
              </msub>
            </mrow>
          </mrow>
        </mtd>
      </mtr>
      <mtr>
        <mtd>
          <mrow>
            <msub>
              <mi mathvariant="italic">СaSO</mi>
              <mn>3</mn>
            </msub>
            <mover>
              <mo stretchy="false">→</mo>
              <mrow>
                <msup>
                  <mn>800</mn>
                  <mn>0</mn>
                </msup>
                <mi>C</mi>
              </mrow>
            </mover>
            <mrow>
              <mi mathvariant="italic">CaO</mi>
              <mo stretchy="false">+</mo>
              <msub>
                <mi mathvariant="italic">SO</mi>
                <mn>2</mn>
              </msub>
            </mrow>
          </mrow>
        </mtd>
      </mtr>
    </mtable>
    <annotation encoding="StarMath 5.0">СaCO_3 rightarrow  csup{800^0 C} CaO + CO_2 NEWLINE
СaSiO_3 rightarrow  csup{800^0 C} CaO + SiO_2 NEWLINE
СaSO_3 rightarrow  csup{800^0 C} CaO + SO_2 </annotation>
  </semantics>
</math>
</file>

<file path=Object 8/content.xml><?xml version="1.0" encoding="utf-8"?>
<math xmlns="http://www.w3.org/1998/Math/MathML">
  <semantics>
    <mrow>
      <msub>
        <mi mathvariant="italic">MeNO</mi>
        <mn>2</mn>
      </msub>
      <mo stretchy="false">+</mo>
      <msub>
        <mi>O</mi>
        <mn>2</mn>
      </msub>
    </mrow>
    <annotation encoding="StarMath 5.0">MeNO_2 +O_2</annotation>
  </semantics>
</math>
</file>

<file path=Object 9/content.xml><?xml version="1.0" encoding="utf-8"?>
<math xmlns="http://www.w3.org/1998/Math/MathML">
  <semantics>
    <mrow>
      <mrow>
        <mi mathvariant="italic">Me</mi>
        <mo stretchy="false">+</mo>
        <msub>
          <mi mathvariant="italic">NO</mi>
          <mn>2</mn>
        </msub>
      </mrow>
      <mo stretchy="false">+</mo>
      <msub>
        <mi>O</mi>
        <mn>2</mn>
      </msub>
    </mrow>
    <annotation encoding="StarMath 5.0">Me + NO_2 +O_2</annotation>
  </semantics>
</math>
</file>